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1.00541666666667cm" style:use-optimal-column-width="true"/>
    </style:style>
    <style:style style:name="co4" style:family="table-column">
      <style:table-column-properties fo:break-before="auto" style:column-width="1.7197916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3.12208333333333cm"/>
    </style:style>
    <style:style style:name="ro1" style:family="table-row">
      <style:table-row-properties style:row-height="28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4.71417in" svg:y="0.20599in" svg:width="6.2988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66" table:default-cell-style-name="ce1"/>
        <table:table-row table:style-name="ro1">
          <table:table-cell office:value-type="string" table:style-name="ce1">
            <text:p>N</text:p>
          </table:table-cell>
          <table:table-cell office:value-type="string" table:style-name="ce2">
            <text:p>T (msec)</text:p>
            <text:p>Ryzen 5 3600</text:p>
          </table:table-cell>
          <table:table-cell office:value-type="string" table:style-name="ce2">
            <text:p>T (msec)</text:p>
            <text:p>Mac M2</text:p>
          </table:table-cell>
          <table:table-cell table:number-columns-repeated="16381" table:style-name="ce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0.59667799994349502" table:style-name="ce1">
            <text:p>0,596678</text:p>
          </table:table-cell>
          <table:table-cell office:value-type="float" office:value="0.16872519850730799" table:style-name="ce1">
            <text:p>0,168725199</text:p>
          </table:table-cell>
          <table:table-cell table:number-columns-repeated="11" table:style-name="ce1"/>
          <table:table-cell table:number-columns-repeated="2" table:style-name="ce1">
            <table:cell-range-source table:name="a" table:last-column-spanned="2" table:last-row-spanned="10" xlink:href="/Users/jmlon/Documents/a.csv"/>
          </table:table-cell>
          <table:table-cell table:number-columns-repeated="16368" table:style-name="ce1"/>
        </table:table-row>
        <table:table-row table:style-name="ro2">
          <table:table-cell office:value-type="float" office:value="2000" table:style-name="ce1">
            <text:p>2000</text:p>
          </table:table-cell>
          <table:table-cell office:value-type="float" office:value="1.1651449999771999" table:style-name="ce1">
            <text:p>1,165145</text:p>
          </table:table-cell>
          <table:table-cell office:value-type="float" office:value="0.23735859990119901" table:style-name="ce1">
            <text:p>0,2373586</text:p>
          </table:table-cell>
          <table:table-cell table:number-columns-repeated="16381" table:style-name="ce1"/>
        </table:table-row>
        <table:table-row table:style-name="ro2">
          <table:table-cell office:value-type="float" office:value="4000" table:style-name="ce1">
            <text:p>4000</text:p>
          </table:table-cell>
          <table:table-cell office:value-type="float" office:value="2.6264829998835899" table:style-name="ce1">
            <text:p>2,626483</text:p>
          </table:table-cell>
          <table:table-cell office:value-type="float" office:value="0.49241660237312301" table:style-name="ce1">
            <text:p>0,492416602</text:p>
          </table:table-cell>
          <table:table-cell table:number-columns-repeated="16381" table:style-name="ce1"/>
        </table:table-row>
        <table:table-row table:style-name="ro2">
          <table:table-cell office:value-type="float" office:value="8000" table:style-name="ce1">
            <text:p>8000</text:p>
          </table:table-cell>
          <table:table-cell office:value-type="float" office:value="5.9464660002849996" table:style-name="ce1">
            <text:p>5,946466</text:p>
          </table:table-cell>
          <table:table-cell office:value-type="float" office:value="1.2094333976507099" table:style-name="ce1">
            <text:p>1,209433398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16000" table:style-name="ce1">
            <text:p>16000</text:p>
          </table:table-cell>
          <table:table-cell office:value-type="float" office:value="14.2688400000334" table:style-name="ce1">
            <text:p>14,26884</text:p>
          </table:table-cell>
          <table:table-cell office:value-type="float" office:value="2.94124980270862" table:style-name="ce1">
            <text:p>2,941249803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32000" table:style-name="ce1">
            <text:p>32000</text:p>
          </table:table-cell>
          <table:table-cell office:value-type="float" office:value="34.027130000293297" table:style-name="ce1">
            <text:p>34,02713</text:p>
          </table:table-cell>
          <table:table-cell office:value-type="float" office:value="7.5316748023033098" table:style-name="ce1">
            <text:p>7,531674802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64000" table:style-name="ce1">
            <text:p>64000</text:p>
          </table:table-cell>
          <table:table-cell office:value-type="float" office:value="94.192520999815301" table:style-name="ce1">
            <text:p>94,192521</text:p>
          </table:table-cell>
          <table:table-cell office:value-type="float" office:value="15.646441799402201" table:style-name="ce1">
            <text:p>15,6464418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128000" table:style-name="ce1">
            <text:p>128000</text:p>
          </table:table-cell>
          <table:table-cell office:value-type="float" office:value="182.75992999970899" table:style-name="ce1">
            <text:p>182,75993</text:p>
          </table:table-cell>
          <table:table-cell office:value-type="float" office:value="36.419516801834099" table:style-name="ce1">
            <text:p>36,4195168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256000" table:style-name="ce1">
            <text:p>256000</text:p>
          </table:table-cell>
          <table:table-cell office:value-type="float" office:value="479.58375099999802" table:style-name="ce1">
            <text:p>479,583751</text:p>
          </table:table-cell>
          <table:table-cell office:value-type="float" office:value="76.509341597556997" table:style-name="ce1">
            <text:p>76,5093416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style-name="ro2">
          <table:table-cell office:value-type="float" office:value="512000" table:style-name="ce1">
            <text:p>512000</text:p>
          </table:table-cell>
          <table:table-cell office:value-type="float" office:value="936.46149000013202" table:style-name="ce1">
            <text:p>936,46149</text:p>
          </table:table-cell>
          <table:table-cell office:value-type="float" office:value="164.545550200343" table:style-name="ce1">
            <text:p>164,5455502</text:p>
          </table:table-cell>
          <table:table-cell table:number-columns-repeated="13" table:style-name="ce1"/>
          <table:table-cell table:number-columns-repeated="2" table:style-name="ce3"/>
          <table:table-cell table:number-columns-repeated="2" table:style-name="ce1"/>
          <table:table-cell table:style-name="ce3"/>
          <table:table-cell table:number-columns-repeated="16363"/>
        </table:table-row>
        <table:table-row table:number-rows-repeated="1048565" table:style-name="ro2">
          <table:table-cell table:number-columns-repeated="16384"/>
        </table:table-row>
        <table:named-expressions>
          <table:named-range table:name="a_1" table:cell-range-address="Sheet1.$O$2:Sheet1.$P$11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6</meta:generator>
    <dc:title/>
    <dc:description/>
    <dc:subject/>
    <meta:initial-creator/>
    <dc:creator>Jorge Londono</dc:creator>
    <meta:creation-date>2023-02-02T09:11:12Z</meta:creation-date>
    <dc:date>2023-02-02T15:37:24Z</dc:date>
    <meta:editing-cycles>1</meta:editing-cycles>
    <meta:editing-duration>PT2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automatic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887401574803pt" svg:width="453.5135433070866pt" chart:style-name="Crt0">
        <chart:title chart:style-name="CT00">
          <text:p text:style-name="a0" text:class-names="" text:cond-style-name="">Tiempo - Array.so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mse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</text:p>
            </chart:title>
          </chart:axis>
          <chart:series chart:label-cell-address="Sheet1.$B$1" chart:values-cell-range-address="Sheet1.$B$2:.$B$11" chart:class="chart:scatter" chart:attached-axis="primary-y" chart:style-name="G0S0">
            <chart:domain table:cell-range-address="Sheet1.$A$2:.$A$11"/>
            <chart:data-point chart:repeated="10"/>
          </chart:series>
          <chart:series chart:label-cell-address="Sheet1.$C$1" chart:values-cell-range-address="Sheet1.$C$2:.$C$11" chart:class="chart:scatter" chart:attached-axis="primary-y" chart:style-name="G0S1">
            <chart:domain table:cell-range-address="Sheet1.$A$2:.$A$11"/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